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paragraph-properties fo:text-align="center" style:justify-single-word="false"/>
      <style:text-properties fo:font-size="28pt" officeooo:rsid="000e07b7" officeooo:paragraph-rsid="000e07b7" style:font-size-asian="24.5pt" style:font-size-complex="28pt"/>
    </style:style>
    <style:style style:name="T1" style:family="text">
      <style:text-properties officeooo:rsid="000e07b7"/>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Student T</text:p>
      <text:p text:style-name="Standard"/>
      <text:p text:style-name="Standard"/>
      <text:p text:style-name="Standard">1) Which of the three banks will be merged with the other two to create India’s third-largest bank?</text:p>
      <text:p text:style-name="Standard"/>
      <text:p text:style-name="Standard"><text:s text:c="2"/>A. Punjab National Bank</text:p>
      <text:p text:style-name="Standard"><text:s text:c="2"/>B. Indian Bank</text:p>
      <text:p text:style-name="Standard"><text:s text:c="2"/>C. Bank of Baroda </text:p>
      <text:p text:style-name="Standard"><text:s text:c="2"/>D. Dena Bank</text:p>
      <text:p text:style-name="Standard"><text:span text:style-name="T1">Selected </text:span>Answer: B (Indian Bank)</text:p>
      <text:p text:style-name="Standard"/>
      <text:p text:style-name="Standard"/>
      <text:p text:style-name="Standard">2) What is the name of the weak zone of the earth’s crust?</text:p>
      <text:p text:style-name="Standard"/>
      <text:p text:style-name="Standard"><text:s text:c="2"/>A. Seismic </text:p>
      <text:p text:style-name="Standard"><text:s text:c="2"/>B. Cosmic</text:p>
      <text:p text:style-name="Standard"><text:s text:c="2"/>C. Formic</text:p>
      <text:p text:style-name="Standard"><text:s text:c="2"/>D. Anaemic</text:p>
      <text:p text:style-name="Standard"><text:span text:style-name="T1">Selected </text:span>Answer: A (Seismic)</text:p>
      <text:p text:style-name="Standard"/>
      <text:p text:style-name="Standard">Seismic is the weak zone of the earth’s crust. These areas are where tectonic forces cause earthquakes, creating intraplate and interplate earthquakes. These weak zones can be monitored with seismometers that detect seismic waves and create a digital map of the earth’s crust.</text:p>
      <text:p text:style-name="Standard"/>
      <text:p text:style-name="Standard">3) Where was India’s first national Museum opened?</text:p>
      <text:p text:style-name="Standard"/>
      <text:p text:style-name="Standard">Delhi</text:p>
      <text:p text:style-name="Standard">Hyderabad</text:p>
      <text:p text:style-name="Standard">Rajasthan</text:p>
      <text:p text:style-name="Standard">Mumbai</text:p>
      <text:p text:style-name="Standard"/>
      <text:p text:style-name="Standard"><text:span text:style-name="T1">Selected </text:span>Answer: D (Mumbai)</text:p>
      <text:p text:style-name="Standard"/>
      <text:p text:style-name="Standard"/>
      <text:p text:style-name="Standard">4) In 2019, Which popular singer was awarded the Bharat Ratna award?</text:p>
      <text:p text:style-name="Standard"/>
      <text:list xml:id="list1631514185" text:style-name="L5">
        <text:list-item>
          <text:p text:style-name="P5"><text:s/>Lata Mangeshkar</text:p>
        </text:list-item>
        <text:list-item>
          <text:p text:style-name="P5"><text:s/>Asha Bhosle</text:p>
        </text:list-item>
        <text:list-item>
          <text:p text:style-name="P5"><text:s/>Bhupen Hazarika </text:p>
        </text:list-item>
        <text:list-item>
          <text:p text:style-name="P5"><text:s text:c="2"/>Manna Dey </text:p>
        </text:list-item>
      </text:list>
      <text:p text:style-name="Standard"><text:span text:style-name="T1">Selected </text:span>Answer: C (Bhupen Hazarika)</text:p>
      <text:p text:style-name="Standard"/>
      <text:p text:style-name="Standard"/>
      <text:p text:style-name="Standard">5) The world’s nation 5G mobile network was launched by which country?</text:p>
      <text:p text:style-name="Standard"/>
      <text:list xml:id="list2144766378" text:style-name="L7">
        <text:list-item>
          <text:p text:style-name="P7">Japan</text:p>
        </text:list-item>
        <text:list-item>
          <text:p text:style-name="P7">Asia</text:p>
        </text:list-item>
        <text:list-item>
          <text:p text:style-name="P7">South Korea</text:p>
        </text:list-item>
        <text:list-item>
          <text:p text:style-name="P7">Malaysia</text:p>
        </text:list-item>
      </text:list>
      <text:p text:style-name="Standard"><text:span text:style-name="T1">Selected </text:span>Answer: C (South Korea)</text:p>
      <text:p text:style-name="Standard"><text:soft-page-break/></text:p>
      <text:p text:style-name="Standard"/>
      <text:p text:style-name="Standard">6) When was Pravasi Bhartiya Divas held in Varanasi?</text:p>
      <text:p text:style-name="Standard"/>
      <text:list xml:id="list3304265695" text:style-name="L6">
        <text:list-item>
          <text:p text:style-name="P6">2017</text:p>
        </text:list-item>
        <text:list-item>
          <text:p text:style-name="P6">2015</text:p>
        </text:list-item>
        <text:list-item>
          <text:p text:style-name="P6">2019</text:p>
        </text:list-item>
        <text:list-item>
          <text:p text:style-name="P6">2020</text:p>
        </text:list-item>
      </text:list>
      <text:p text:style-name="Standard"><text:span text:style-name="T1">Selected </text:span>Answer: C (2019)</text:p>
      <text:p text:style-name="Standard"/>
      <text:p text:style-name="Standard"/>
      <text:p text:style-name="Standard">7) Vijay Singh (golf player) is from which country?</text:p>
      <text:p text:style-name="Standard"/>
      <text:list xml:id="list3469363438" text:style-name="L3">
        <text:list-item>
          <text:p text:style-name="P3">UK</text:p>
        </text:list-item>
        <text:list-item>
          <text:p text:style-name="P3">USA</text:p>
        </text:list-item>
        <text:list-item>
          <text:p text:style-name="P3">India</text:p>
        </text:list-item>
        <text:list-item>
          <text:p text:style-name="P3">Fiji</text:p>
        </text:list-item>
      </text:list>
      <text:p text:style-name="Standard"><text:span text:style-name="T1">Selected </text:span>Answer: C (Fiji)</text:p>
      <text:p text:style-name="Standard"/>
      <text:p text:style-name="Standard">8) What is the full form of DRDL?</text:p>
      <text:p text:style-name="Standard"/>
      <text:list xml:id="list61038138" text:style-name="L4">
        <text:list-item>
          <text:p text:style-name="P4">Differential Research and Documentation Laboratory</text:p>
        </text:list-item>
        <text:list-item>
          <text:p text:style-name="P4">Department of Research and Development Laboratory</text:p>
        </text:list-item>
        <text:list-item>
          <text:p text:style-name="P4">Defense Research and Development Laboratory</text:p>
        </text:list-item>
        <text:list-item>
          <text:p text:style-name="P4">None of the above</text:p>
        </text:list-item>
      </text:list>
      <text:p text:style-name="Standard"><text:span text:style-name="T1">Selected </text:span>Answer: B (Department of Research and Development Laboratory)</text:p>
      <text:p text:style-name="Standard"/>
      <text:p text:style-name="Standard"/>
      <text:p text:style-name="Standard">9) The green planet in the solar system is?</text:p>
      <text:p text:style-name="Standard"/>
      <text:list xml:id="list2704371955" text:style-name="L2">
        <text:list-item>
          <text:p text:style-name="P2">Mars</text:p>
        </text:list-item>
        <text:list-item>
          <text:p text:style-name="P2">Uranus</text:p>
        </text:list-item>
        <text:list-item>
          <text:p text:style-name="P2">Venus</text:p>
        </text:list-item>
        <text:list-item>
          <text:p text:style-name="P2">Earth</text:p>
        </text:list-item>
      </text:list>
      <text:p text:style-name="Standard"><text:span text:style-name="T1">Selected </text:span>Answer: B (Uranus)</text:p>
      <text:p text:style-name="Standard"/>
      <text:p text:style-name="Standard">10) The father of Indian missile technology is _________________?</text:p>
      <text:p text:style-name="Standard"/>
      <text:list xml:id="list3602121925" text:style-name="L1">
        <text:list-item>
          <text:p text:style-name="P1">Dr Homi Bhabha</text:p>
        </text:list-item>
        <text:list-item>
          <text:p text:style-name="P1">Dr Chidambaram</text:p>
        </text:list-item>
        <text:list-item>
          <text:p text:style-name="P1">Dr U.R. Rao</text:p>
        </text:list-item>
        <text:list-item>
          <text:p text:style-name="P1">Dr A.P.J. Abdul Kalam</text:p>
        </text:list-item>
      </text:list>
      <text:p text:style-name="Standard"><text:span text:style-name="T1">Selected </text:span>Answer: D (Dr A.P.J. Abdul Kal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5T11:29:34.941000000</meta:creation-date>
    <meta:editing-duration>P0D</meta:editing-duration>
    <meta:editing-cycles>1</meta:editing-cycles>
    <meta:document-statistic meta:table-count="0" meta:image-count="0" meta:object-count="0" meta:page-count="2" meta:paragraph-count="62" meta:word-count="314" meta:character-count="1779" meta:non-whitespace-character-count="1530"/>
    <meta:generator>LibreOffice/7.5.3.2$Windows_X86_64 LibreOffice_project/9f56dff12ba03b9acd7730a5a481eea045e468f3</meta:generator>
  </office:meta>
</office:document-meta>
</file>